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615" officeooo:paragraph-rsid="001eb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fsZDfg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2:06:09.796765258</meta:creation-date>
    <dc:date>2022-05-18T12:06:30.572914283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4.7.2$Linux_X86_64 LibreOffice_project/40$Build-2</meta:generator>
  </office:meta>
</office:document-meta>
</file>